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9598" draw:textarea-horizontal-align="justify" draw:textarea-vertical-align="middle" draw:auto-grow-height="false" fo:min-height="11.75cm" fo:min-width="16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1c3687" draw:textarea-horizontal-align="justify" draw:textarea-vertical-align="middle" draw:auto-grow-height="false" fo:min-height="2.95cm" fo:min-width="4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1.55cm" fo:min-width="25.3cm"/>
    </style:style>
    <style:style style:name="gr7" style:family="graphic" style:parent-style-name="standard">
      <style:graphic-properties draw:fill-color="#f04e4d" draw:textarea-horizontal-align="justify" draw:textarea-vertical-align="middle" draw:auto-grow-height="false" fo:min-height="2.75cm" fo:min-width="4.7cm"/>
    </style:style>
    <style:style style:name="gr8" style:family="graphic" style:parent-style-name="standard">
      <style:graphic-properties draw:fill-color="#491d74" draw:textarea-horizontal-align="justify" draw:textarea-vertical-align="middle" draw:auto-grow-height="false" fo:min-height="2.75cm" fo:min-width="3.1cm"/>
    </style:style>
    <style:style style:name="gr9" style:family="graphic" style:parent-style-name="standard">
      <style:graphic-properties draw:fill-color="#009353" draw:textarea-horizontal-align="justify" draw:textarea-vertical-align="middle" draw:auto-grow-height="false" fo:min-height="3.35cm" fo:min-width="5.1cm"/>
    </style:style>
    <style:style style:name="gr10" style:family="graphic" style:parent-style-name="standard">
      <style:graphic-properties draw:fill-color="#bc312e" draw:textarea-horizontal-align="justify" draw:textarea-vertical-align="middle" draw:auto-grow-height="false" fo:min-height="2.15cm" fo:min-width="4.1cm"/>
    </style:style>
    <style:style style:name="gr11" style:family="graphic" style:parent-style-name="standard">
      <style:graphic-properties draw:fill-color="#bc312e" draw:textarea-horizontal-align="justify" draw:textarea-vertical-align="middle" draw:auto-grow-height="false" fo:min-height="2.15cm" fo:min-width="6.3cm"/>
    </style:style>
    <style:style style:name="gr12" style:family="graphic" style:parent-style-name="Padrão_5f_1">
      <style:graphic-properties draw:textarea-horizontal-align="justify" draw:textarea-vertical-align="middle" draw:auto-grow-height="false" fo:min-height="11.55cm" fo:min-width="25.3cm"/>
    </style:style>
    <style:style style:name="gr13" style:family="graphic" style:parent-style-name="Padrão_5f_1">
      <style:graphic-properties draw:fill-color="#8f187c" draw:textarea-horizontal-align="justify" draw:textarea-vertical-align="middle" draw:auto-grow-height="false" fo:min-height="2.75cm" fo:min-width="4.7cm"/>
    </style:style>
    <style:style style:name="gr14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15" style:family="graphic" style:parent-style-name="Padrão_5f_1">
      <style:graphic-properties draw:fill-color="#491d74" draw:textarea-horizontal-align="justify" draw:textarea-vertical-align="middle" draw:auto-grow-height="false" fo:min-height="2.75cm" fo:min-width="4.1cm"/>
    </style:style>
    <style:style style:name="gr16" style:family="graphic" style:parent-style-name="Padrão_5f_1">
      <style:graphic-properties draw:fill-color="#009353" draw:textarea-horizontal-align="justify" draw:textarea-vertical-align="middle" draw:auto-grow-height="false" fo:min-height="3.35cm" fo:min-width="6.3cm"/>
    </style:style>
    <style:style style:name="gr17" style:family="graphic" style:parent-style-name="Padrão_5f_1_5f_1">
      <style:graphic-properties draw:textarea-horizontal-align="justify" draw:textarea-vertical-align="middle" draw:auto-grow-height="false" fo:min-height="11.55cm" fo:min-width="25.3cm"/>
    </style:style>
    <style:style style:name="gr18" style:family="graphic" style:parent-style-name="Padrão_5f_1_5f_1">
      <style:graphic-properties draw:fill-color="#fff685" draw:textarea-horizontal-align="justify" draw:textarea-vertical-align="middle" draw:auto-grow-height="false" fo:min-height="7.144cm" fo:min-width="8.13cm"/>
    </style:style>
    <style:style style:name="gr19" style:family="graphic" style:parent-style-name="Padrão_5f_1_5f_1">
      <style:graphic-properties draw:fill-color="#009353" draw:textarea-horizontal-align="justify" draw:textarea-vertical-align="middle" draw:auto-grow-height="false" fo:min-height="7.15cm" fo:min-width="6.3cm"/>
    </style:style>
    <style:style style:name="gr20" style:family="graphic" style:parent-style-name="Objeto_20_sem_20_preenchimento_5f_1_5f_1">
      <style:graphic-properties draw:marker-end="Arrow" draw:marker-end-width="0.3cm" draw:fill="none" draw:textarea-vertical-align="middle"/>
    </style:style>
    <style:style style:name="gr21" style:family="graphic" style:parent-style-name="Padrão_5f_1_5f_1">
      <style:graphic-properties draw:fill-color="#8f187c" draw:textarea-horizontal-align="justify" draw:textarea-vertical-align="middle" draw:auto-grow-height="false" fo:min-height="7.15cm" fo:min-width="7.1cm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9.13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009598"/>
      <style:paragraph-properties fo:margin-top="0cm" fo:margin-bottom="0cm"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1c3687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04e4d"/>
      <style:paragraph-properties fo:text-align="center"/>
    </style:style>
    <style:style style:name="P8" style:family="paragraph">
      <loext:graphic-properties draw:fill-color="#491d74"/>
      <style:paragraph-properties fo:text-align="center"/>
    </style:style>
    <style:style style:name="P9" style:family="paragraph">
      <loext:graphic-properties draw:fill-color="#009353"/>
      <style:paragraph-properties fo:text-align="center"/>
    </style:style>
    <style:style style:name="P10" style:family="paragraph">
      <loext:graphic-properties draw:fill-color="#bc312e"/>
      <style:paragraph-properties fo:text-align="center"/>
    </style:style>
    <style:style style:name="P11" style:family="paragraph">
      <loext:graphic-properties draw:fill-color="#8f187c"/>
      <style:paragraph-properties fo:text-align="center"/>
    </style:style>
    <style:style style:name="P12" style:family="paragraph">
      <loext:graphic-properties draw:fill-color="#fff68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Labrado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custom-shape draw:style-name="gr1" draw:text-style-name="P2" draw:layer="layout" svg:width="17.4cm" svg:height="12cm" svg:x="2.4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32cm" svg:height="1.673cm" svg:x="4.2cm" svg:y="4cm">
          <draw:text-box>
            <text:p>rotina.py</text:p>
            <text:p/>
          </draw:text-box>
        </draw:frame>
        <draw:custom-shape draw:style-name="gr3" draw:text-style-name="P5" draw:layer="layout" svg:width="5.4cm" svg:height="3.2cm" svg:x="8.4cm" svg:y="3.4cm">
          <text:p text:style-name="P4">TiraFoto.py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4cm" svg:height="3.2cm" svg:x="8.4cm" svg:y="7cm">
          <text:p text:style-name="P4">EnviaFoto.py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4cm" svg:height="3.2cm" svg:x="8.4cm" svg:y="11cm">
          <text:p text:style-name="P4">(Opcional)</text:p>
          <text:p text:style-name="P4">Gravar Som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8cm" svg:y1="8.6cm" svg:x2="19cm" svg:y2="8.6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Serv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custom-shape draw:style-name="gr6" draw:text-style-name="P4" draw:layer="layout" svg:width="25.8cm" svg:height="11.8cm" svg:x="0.4cm" svg:y="3.2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2cm" svg:height="3cm" svg:x="1.8cm" svg:y="6.6cm">
          <text:p text:style-name="P4">RecebeFoto.py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8cm" svg:y1="8.2cm" svg:x2="8.8cm" svg:y2="8.2cm">
          <text:p/>
        </draw:line>
        <draw:custom-shape draw:style-name="gr8" draw:text-style-name="P8" draw:layer="layout" svg:width="3.6cm" svg:height="3cm" svg:x="8.8cm" svg:y="6.6cm">
          <text:p text:style-name="P4">tmp.jpg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2.4cm" svg:y1="8.2cm" svg:x2="15.8cm" svg:y2="8.2cm">
          <text:p/>
        </draw:line>
        <draw:custom-shape draw:style-name="gr9" draw:text-style-name="P9" draw:layer="layout" svg:width="5.6cm" svg:height="3.6cm" svg:x="15.8cm" svg:y="6.4cm">
          <text:p text:style-name="P4">YOLO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1.4cm" svg:y1="8cm" svg:x2="27cm" svg:y2="8cm">
          <text:p/>
        </draw:line>
        <draw:custom-shape draw:style-name="gr10" draw:text-style-name="P10" draw:layer="layout" svg:width="4.6cm" svg:height="2.4cm" svg:x="2.6cm" svg:y="11.8cm">
          <text:p text:style-name="P4">Twitter</text:p>
          <text:p text:style-name="P4">Busca por #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6cm" svg:height="2.4cm" svg:x="16cm" svg:y="11.8cm">
          <text:p text:style-name="P4">json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8cm" svg:height="2.4cm" svg:x="8cm" svg:y="11.8cm">
          <text:p text:style-name="P4">Análise de comentários</text:p>
          <text:p text:style-name="P4"><text:s/>(bons, ruins)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8cm" svg:y1="8.2cm" svg:x2="8.8cm" svg:y2="8.2cm">
          <text:p/>
        </draw:line>
        <draw:line draw:style-name="gr4" draw:text-style-name="P6" draw:layer="layout" svg:x1="6.6cm" svg:y1="13.2cm" svg:x2="8.6cm" svg:y2="13.2cm">
          <text:p/>
        </draw:line>
        <draw:line draw:style-name="gr4" draw:text-style-name="P6" draw:layer="layout" svg:x1="14.4cm" svg:y1="13.2cm" svg:x2="16.4cm" svg:y2="13.2cm">
          <text:p/>
        </draw:line>
        <draw:line draw:style-name="gr4" draw:text-style-name="P6" draw:layer="layout" svg:x1="20.4cm" svg:y1="13.2cm" svg:x2="28cm" svg:y2="14.2cm">
          <text:p/>
        </draw:lin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Serv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custom-shape draw:style-name="gr12" draw:text-style-name="P4" draw:layer="layout" svg:width="25.8cm" svg:height="11.8cm" svg:x="0.8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2cm" svg:height="3cm" svg:x="2.2cm" svg:y="4.6cm">
          <text:p text:style-name="P4">json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7.2cm" svg:y1="6.2cm" svg:x2="11cm" svg:y2="6.2cm">
          <text:p/>
        </draw:line>
        <draw:custom-shape draw:style-name="gr15" draw:text-style-name="P8" draw:layer="layout" svg:width="4.6cm" svg:height="3cm" svg:x="11cm" svg:y="4.8cm">
          <text:p text:style-name="P4">Plottar gráfico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5.4cm" svg:y1="6.4cm" svg:x2="28cm" svg:y2="6.4cm">
          <text:p/>
        </draw:line>
        <draw:custom-shape draw:style-name="gr16" draw:text-style-name="P9" draw:layer="layout" svg:width="6.8cm" svg:height="3.6cm" svg:x="11cm" svg:y="9.4cm">
          <text:p text:style-name="P4">Métrica de dispersão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-3.2cm" svg:y1="6cm" svg:x2="2.4cm" svg:y2="6cm">
          <text:p/>
        </draw:line>
        <draw:line draw:style-name="gr14" draw:text-style-name="P6" draw:layer="layout" svg:x1="-3.4cm" svg:y1="11.2cm" svg:x2="2.2cm" svg:y2="11.2cm">
          <text:p/>
        </draw:line>
        <draw:custom-shape draw:style-name="gr13" draw:text-style-name="P11" draw:layer="layout" svg:width="5.2cm" svg:height="3cm" svg:x="2.2cm" svg:y="9.819cm">
          <text:p text:style-name="P4">Fotos de pessoas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7.4cm" svg:y1="11.2cm" svg:x2="11.2cm" svg:y2="11.2cm">
          <text:p/>
        </draw:line>
        <draw:line draw:style-name="gr14" draw:text-style-name="P6" draw:layer="layout" svg:x1="17.8cm" svg:y1="11.2cm" svg:x2="28.2cm" svg:y2="11.2cm">
          <text:p/>
        </draw:line>
        <draw:line draw:style-name="gr14" draw:text-style-name="P6" draw:layer="layout" svg:x1="0cm" svg:y1="14.2cm" svg:x2="28cm" svg:y2="14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Sit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custom-shape draw:style-name="gr17" draw:text-style-name="P4" draw:layer="layout" svg:width="25.8cm" svg:height="11.8cm" svg:x="0.8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8.63cm" svg:height="7.394cm" draw:transform="skewX (0.00558505360638185) rotate (-0.00104719755119678) translate (1.77cm 4.997cm)">
          <text:p text:style-name="P4">Plottar visualmente os dados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6.8cm" svg:height="7.4cm" svg:x="11cm" svg:y="5cm">
          <text:p text:style-name="P4">Explicação </text:p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-3.2cm" svg:y1="6cm" svg:x2="2.4cm" svg:y2="6cm">
          <text:p/>
        </draw:line>
        <draw:line draw:style-name="gr20" draw:text-style-name="P6" draw:layer="layout" svg:x1="-3.4cm" svg:y1="11.2cm" svg:x2="2.2cm" svg:y2="11.2cm">
          <text:p/>
        </draw:line>
        <draw:custom-shape draw:style-name="gr21" draw:text-style-name="P11" draw:layer="layout" svg:width="7.6cm" svg:height="7.4cm" svg:x="18.2cm" svg:y="5cm">
          <text:p text:style-name="P4">Equipe</text:p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-3.4cm" svg:y1="11.2cm" svg:x2="2.2cm" svg:y2="11.2cm">
          <text:p/>
        </draw:line>
        <draw:line draw:style-name="gr20" draw:text-style-name="P6" draw:layer="layout" svg:x1="-3.6cm" svg:y1="8.6cm" svg:x2="2cm" svg:y2="8.6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">
      <style:graphic-properties svg:stroke-color="#000000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_5f_1" style:display-name="Objeto sem preenchimento_1_1" style:family="graphic" style:parent-style-name="Padrão_5f_1_5f_1">
      <style:graphic-properties svg:stroke-color="#000000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6:13:39.016457661</meta:creation-date>
    <dc:date>2019-03-29T16:42:39.780419529</dc:date>
    <meta:editing-duration>PT8M10S</meta:editing-duration>
    <meta:editing-cycles>1</meta:editing-cycles>
    <meta:document-statistic meta:object-count="77"/>
    <meta:generator>LibreOffice/6.0.6.2$Linux_X86_64 LibreOffice_project/00m0$Build-2</meta:generator>
  </office:meta>
</office:document-meta>
</file>